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15e12b" officeooo:paragraph-rsid="0015e12b" style:font-size-asian="15pt" style:font-size-complex="15pt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31 性命中起大湧的彼一冬</text:p>
        <text:p text:style-name="P1"/>
        <text:p text:style-name="P1">淑芬in翁佇銀行做主管，</text:p>
        <text:p text:style-name="P1">Siok-hun in ang tī gîn-hâng tsò tsú-kuán, </text:p>
        <text:p text:style-name="P1"/>
        <text:p text:style-name="P1">有一工，</text:p>
        <text:p text:style-name="P1">ū tsi̍t kang, </text:p>
        <text:p text:style-name="P1"/>
        <text:p text:style-name="P1">風邪、頭疼、流鼻水，</text:p>
        <text:p text:style-name="P1">hong-siâ, thâu-thiànn, lâu phīnn-tsuí, </text:p>
        <text:p text:style-name="P1"/>
        <text:p text:style-name="P1">掠準家己的身體猶足勇健，</text:p>
        <text:p text:style-name="P1">lia̍h-tsún ka-kī ê sin-thé iáu tsiok ióng-kiānn, </text:p>
        <text:p text:style-name="P1"/>
        <text:p text:style-name="P1">平常時仔逐工攏有咧運動、拍球，</text:p>
        <text:p text:style-name="P1">pîng-siông-sî-á ta̍k kang lóng ū teh ūn-tōng, phah-kiû, </text:p>
        <text:p text:style-name="P1"/>
        <text:p text:style-name="P1">略略仔寒著，</text:p>
        <text:p text:style-name="P1">lio̍h-lio̍h-á kuânn--tio̍h, </text:p>
        <text:p text:style-name="P1"/>
        <text:p text:style-name="P1">凊彩買便藥仔食食咧就好。</text:p>
        <text:p text:style-name="P1">tshìn-tshái bé piān-io̍h-á tsia̍h-tsia̍h --leh tō hó. </text:p>
        <text:p text:style-name="P1"/>
        <text:p text:style-name="P1">無疑悟幾工後煞頭眩目暗、跤痠手軟、</text:p>
        <text:p text:style-name="P1">Bô-gî-ngōo kuí kang āu suah thâu hîn ba̍k àm, kha sng tshiú nńg , </text:p>
        <text:p text:style-name="P1"/>
        <text:p text:style-name="P1">四肢無力，</text:p>
        <text:p text:style-name="P1">sù-ki bô-la̍t, </text:p>
        <text:p text:style-name="P1"/>
        <text:p text:style-name="P1">就緊共送去病院。</text:p>
        <text:p text:style-name="P1">tō kín kā sàng-khì pēnn-īnn. </text:p>
        <text:p text:style-name="P1"/>
        <text:p text:style-name="P1">醫生講著愛隨入院急救，</text:p>
        <text:p text:style-name="P1">I-sing kóng tio̍h-ài suî ji̍p īnn kip-kiù, </text:p>
        <text:p text:style-name="P1"/>
        <text:p text:style-name="P1">啥人知影過無個外月就來過身去。</text:p>
        <text:p text:style-name="P1">siánn-lâng tsai-iánn kuè bô kò-guā-gue̍h tō lâi kuè-sin --khì.</text:p>
        <text:p text:style-name="P1"/>
        <text:p text:style-name="P1"/>
        <text:p text:style-name="P1"/>
        <text:p text:style-name="P1"/>
        <text:p text:style-name="P1">這件代誌予六十歲的淑芬按怎都料想袂到，</text:p>
        <text:p text:style-name="P1">Tsit kiānn tāi-tsì hōo la̍k-tsa̍p huè ê Siok-hun án-tsuánn to liāu-sióng bē kàu, </text:p>
        <text:p text:style-name="P1"/>
        <text:p text:style-name="P1">雄雄毋知欲按怎才好。</text:p>
        <text:p text:style-name="P1">hiông-hiông m̄ tsai beh án-tsuánn tsiah hó. </text:p>
        <text:p text:style-name="P1"/>
        <text:p text:style-name="P1">彼站伊艱苦甲袂食袂睏，</text:p>
        <text:p text:style-name="P1">Hit-tsām i kan-khóo kah bē-tsia̍h-bē-khùn,</text:p>
        <text:p text:style-name="P1"/>
        <text:p text:style-name="P1">規個月無代無誌就會腹肚疼，</text:p>
        <text:p text:style-name="P1"><text:s/>kui kò gue̍h bô-tāi-bô-tsì tō ē pak-tóo thiànn, </text:p>
        <text:p text:style-name="P1"/>
        <text:p text:style-name="P1">有時閣無緣無故會腰骨痠疼、</text:p>
        <text:p text:style-name="P1">ū-sî koh bô-iân-bô-kòo ē io-kut sng-thiànn, </text:p>
        <text:p text:style-name="P1"/>
        <text:p text:style-name="P1">心臟咇噗惝、血壓衝誠懸。</text:p>
        <text:p text:style-name="P1">sim-tsōng phi̍h-pho̍k-tshíng, hueh-ap tshìng <text:soft-page-break/>tsiânn kuân. </text:p>
        <text:p text:style-name="P1"/>
        <text:p text:style-name="P1">定定半暝仔咧反症，</text:p>
        <text:p text:style-name="P1">Tiānn-tiānn puànn-mê-á teh huán-tsìng, </text:p>
        <text:p text:style-name="P1"/>
        <text:p text:style-name="P1">就緊坐計程車去病院掛急診。</text:p>
        <text:p text:style-name="P1">tō kín tsē kè-tîng-tshia khì pēnn-īnn kuà kip-tsín. </text:p>
        <text:p text:style-name="P1"/>
        <text:p text:style-name="P1">隨看著醫生，</text:p>
        <text:p text:style-name="P1">Suî khuànn-tio̍h i-sing, </text:p>
        <text:p text:style-name="P1"/>
        <text:p text:style-name="P1">病就好矣。</text:p>
        <text:p text:style-name="P1">pēnn tō hó --ah. </text:p>
        <text:p text:style-name="P1"/>
        <text:p text:style-name="P1">醫生檢查幾若擺嘛捎無頭摠。</text:p>
        <text:p text:style-name="P1">I-sing kiám-tsa kuí-nā pái mā sa bô thâu-tsáng. </text:p>
        <text:p text:style-name="P1"/>
        <text:p text:style-name="P1">轉去到厝，</text:p>
        <text:p text:style-name="P1">Tńg-khì kàu tshù, </text:p>
        <text:p text:style-name="P1"/>
        <text:p text:style-name="P1">不時上班三、兩工就喝欲退休，</text:p>
        <text:p text:style-name="P1">put-sî siōng-pan sann, nn̄g kang tō huah beh thè-hiu,</text:p>
        <text:p text:style-name="P1"/>
        <text:p text:style-name="P1">同事攏嘛有家己的家庭愛顧，</text:p>
        <text:p text:style-name="P1"><text:s/>tông-sū lóng mā ū ka-kī ê ka-tîng ài kòo,</text:p>
        <text:p text:style-name="P1"/>
        <text:p text:style-name="P1">無才調一日到暗來共安搭。</text:p>
        <text:p text:style-name="P1"><text:s/>bô tsâi-tiāu tsi̍t-ji̍t-kàu-àm lâi kā an-tah.</text:p>
        <text:p text:style-name="P1"/>
        <text:p text:style-name="P1"/>
        <text:p text:style-name="P1"/>
        <text:p text:style-name="P1"/>
        <text:p text:style-name="P1">彼陣in主管想著一个步數，</text:p>
        <text:p text:style-name="P1">Hit-tsūn in tsú-kuán siūnn-tio̍h tsi̍t ê pōo-sòo, </text:p>
        <text:p text:style-name="P1"/>
        <text:p text:style-name="P1">成立「考證照團隊」，</text:p>
        <text:p text:style-name="P1">sîng-li̍p “khó tsìng-tsiàu thuân-tuī”, </text:p>
        <text:p text:style-name="P1"/>
        <text:p text:style-name="P1">鼓勵逐家參加電腦證照考試，</text:p>
        <text:p text:style-name="P1">kóo-lē ta̍k-ke tsham-ka tiān-náu tsìng-tsiàu khó-tshì, </text:p>
        <text:p text:style-name="P1"/>
        <text:p text:style-name="P1">先爭取訓練所開#『word』#初級班。</text:p>
        <text:p text:style-name="P1">sing tsing-tshú hùn-liān-sóo khui #‘word’# tshoo-kip pan. </text:p>
        <text:p text:style-name="P1"/>
        <text:p text:style-name="P1">自按呢淑芬的生活開始有目標，</text:p>
        <text:p text:style-name="P1">Tsū-án-ne Siok-hun ê sing-ua̍h khai-sí ū bo̍k-piau, </text:p>
        <text:p text:style-name="P1"/>
        <text:p text:style-name="P1">下班了後一直練習考試題目，</text:p>
        <text:p text:style-name="P1">hā-pan liáu-āu it-ti̍t liān-si̍p khó-tshì tê-bo̍k, </text:p>
        <text:p text:style-name="P1"/>
        <text:p text:style-name="P1">就算歇睏日同事攏無來上班，</text:p>
        <text:p text:style-name="P1">tō sǹg hioh-khùn-ji̍t tông-sū lóng bô lâi siōng-pan, </text:p>
        <text:p text:style-name="P1"/>
        <text:p text:style-name="P1">伊家己一个人嘛足綿爛去辦公室繼續練習，</text:p>
        <text:p text:style-name="P1">i ka-kī tsi̍t ê lâng mā tsiok mî-nuā khì pān-kong-sik kè-sio̍k liān-si̍p, </text:p>
        <text:p text:style-name="P1"/>
        <text:p text:style-name="P1">考前一個月閣去報名參加#『word』#進階班。</text:p>
        <text:p text:style-name="P1">khó tsîng tsi̍t kò gue̍h koh khì pò-miâ tsham-ka #‘word’# tsìn-kai pan. </text:p>
        <text:p text:style-name="P1"/>
        <text:p text:style-name="P1"><text:soft-page-break/>知影有過關彼工，</text:p>
        <text:p text:style-name="P1">Tsai-iánn ū kuè-kuan hit kang, </text:p>
        <text:p text:style-name="P1"/>
        <text:p text:style-name="P1">伊隨敲電話予in主管，</text:p>
        <text:p text:style-name="P1">i suî khà tiān-uē hōo in tsú-kuán, </text:p>
        <text:p text:style-name="P1"/>
        <text:p text:style-name="P1">那笑那哭講：「我考過矣！</text:p>
        <text:p text:style-name="P1">ná tshiò ná <text:s/>khàu kóng :“Guá khó --kuè --ah! </text:p>
        <text:p text:style-name="P1"/>
        <text:p text:style-name="P1">我考過矣！」</text:p>
        <text:p text:style-name="P1">Guá khó --kuè --ah!”</text:p>
        <text:p text:style-name="P1"/>
        <text:p text:style-name="P1"/>
        <text:p text:style-name="P1"/>
        <text:p text:style-name="P1"/>
        <text:p text:style-name="P1">淑芬共人講，</text:p>
        <text:p text:style-name="P1">Siok-hun kā lâng kóng, </text:p>
        <text:p text:style-name="P1"/>
        <text:p text:style-name="P1">伊規世人上蓋大的改變就是對提著人生頭一張證照彼年。</text:p>
        <text:p text:style-name="P1">i kui-sì-lâng siōng-kài tuā ê kái-piàn tō sī uì the̍h-tio̍h jîn-sing thâu tsi̍t tiunn tsìng-tsiàu hit nî. </text:p>
        <text:p text:style-name="P1"/>
        <text:p text:style-name="P1">會記得頭一擺勞委會丙級電腦技術士的考照，</text:p>
        <text:p text:style-name="P1">Ē-kì-tit thâu tsi̍t pái Lô-uí-huē piánn-kip tiān-náu ki-su̍t-sū ê khó tsiàu, </text:p>
        <text:p text:style-name="P1"/>
        <text:p text:style-name="P1">伊學科題目都猶未看清楚咧，</text:p>
        <text:p text:style-name="P1">i ha̍k-kho tê-bo̍k to iáu-buē khuànn tshing-tshó --leh, </text:p>
        <text:p text:style-name="P1"/>
        <text:p text:style-name="P1">真濟少年仔十五分鐘內就交矣。</text:p>
        <text:p text:style-name="P1">tsin tsē siàu-liân-á tsa̍p-gōo hun-tsing lāi tō kau --ah. </text:p>
        <text:p text:style-name="P1"/>
        <text:p text:style-name="P1">紲落去考術科的時，</text:p>
        <text:p text:style-name="P1">Suà --lo̍h-khì khó su̍t-kho ê sî, </text:p>
        <text:p text:style-name="P1"/>
        <text:p text:style-name="P1">彼寡少年仔揤字盤有夠緊，</text:p>
        <text:p text:style-name="P1">hit kuá siáu-liân-á tshi̍h jī-puânn ū-kàu kín, </text:p>
        <text:p text:style-name="P1"/>
        <text:p text:style-name="P1">伊嘛去予拍生驚著。</text:p>
        <text:p text:style-name="P1">i mā khì hōo phah-tshenn-kiann--tio̍h. </text:p>
        <text:p text:style-name="P1"/>
        <text:p text:style-name="P1">佇參加乙級電腦技術士的時，</text:p>
        <text:p text:style-name="P1">Tī tsham-ka it kip tiān-náu ki-su̍t-sū ê sî, </text:p>
        <text:p text:style-name="P1"/>
        <text:p text:style-name="P1">監考老師閣對伊講：「考生家長請離開教室，</text:p>
        <text:p text:style-name="P1">kàm-khó lāu-su koh tuì i kóng: “Khó-sing ka-tiúnn tshiánn lī-khui kàu-sik, </text:p>
        <text:p text:style-name="P1"/>
        <text:p text:style-name="P1">請你去外口等。」</text:p>
        <text:p text:style-name="P1">tshiánn lí khì guā-kháu tán.” </text:p>
        <text:p text:style-name="P1"/>
        <text:p text:style-name="P1">害伊歹勢甲！</text:p>
        <text:p text:style-name="P1">Hāi i pháinn-sè kah!</text:p>
        <text:p text:style-name="P1"/>
        <text:p text:style-name="P1"/>
        <text:p text:style-name="P1"/>
        <text:p text:style-name="P1"/>
        <text:p text:style-name="P1">自九十八年開始，</text:p>
        <text:p text:style-name="P1">Tsū káu-tsa̍p-peh nî khai-sí, </text:p>
        <text:p text:style-name="P1"><text:soft-page-break/></text:p>
        <text:p text:style-name="P1">雖罔歲頭有矣，</text:p>
        <text:p text:style-name="P1">sui-bóng huè-thâu ū --ah, </text:p>
        <text:p text:style-name="P1"/>
        <text:p text:style-name="P1">毋過伊嘛真巴結，</text:p>
        <text:p text:style-name="P1">m̄-koh i mā tsin pa-kiat, </text:p>
        <text:p text:style-name="P1"/>
        <text:p text:style-name="P1">一路過關。</text:p>
        <text:p text:style-name="P1">tsi̍t-lōo kuè-kuan. </text:p>
        <text:p text:style-name="P1"/>
        <text:p text:style-name="P1">頭尾三冬，</text:p>
        <text:p text:style-name="P1">Thâu-bué sann tang, </text:p>
        <text:p text:style-name="P1"/>
        <text:p text:style-name="P1">總共提著二十張電腦證照，</text:p>
        <text:p text:style-name="P1">tsóng-kiōng the̍h-tio̍h jī-tsa̍p tiunn tiān-náu tsìng-tsiàu, </text:p>
        <text:p text:style-name="P1"/>
        <text:p text:style-name="P1">變甲誠專業，</text:p>
        <text:p text:style-name="P1">piàn kah tsiânn tsuan-gia̍p, </text:p>
        <text:p text:style-name="P1"/>
        <text:p text:style-name="P1">規个人充滿自信，</text:p>
        <text:p text:style-name="P1">kui-ê lâng tshiong-buán tsū-sìn, </text:p>
        <text:p text:style-name="P1"/>
        <text:p text:style-name="P1">行路都有風。</text:p>
        <text:p text:style-name="P1">kiânn-lōo to ū hong.</text:p>
        <text:p text:style-name="P1"/>
        <text:p text:style-name="P1"/>
        <text:p text:style-name="P1"/>
        <text:p text:style-name="P1"/>
        <text:p text:style-name="P1">工商日報佇一百年八月有做專訪，</text:p>
        <text:p text:style-name="P1">Kang-siong ji̍t-pò tī tsi̍t-pah nî peh--gue̍h ū tsò tsuan-hóng, </text:p>
        <text:p text:style-name="P1"/>
        <text:p text:style-name="P1">報導伊認真學習，</text:p>
        <text:p text:style-name="P1">pò-tō i jīn-tsin ha̍k-si̍p, </text:p>
        <text:p text:style-name="P1"/>
        <text:p text:style-name="P1">毋驚失敗的故事，</text:p>
        <text:p text:style-name="P1">m̄ kiann sit-pāi ê kòo-sū, </text:p>
        <text:p text:style-name="P1"/>
        <text:p text:style-name="P1">鼓舞真濟人。</text:p>
        <text:p text:style-name="P1">kóo-bú tsin tsē lâng. </text:p>
        <text:p text:style-name="P1"/>
        <text:p text:style-name="P1">同事攏共伊呵咾，</text:p>
        <text:p text:style-name="P1">Tông-sū lóng kā i o-ló, </text:p>
        <text:p text:style-name="P1"/>
        <text:p text:style-name="P1">嘛綴伊的跤步，</text:p>
        <text:p text:style-name="P1">mā tuè i ê kha-pōo, </text:p>
        <text:p text:style-name="P1"/>
        <text:p text:style-name="P1">互相勉勵，</text:p>
        <text:p text:style-name="P1">hōo-siong bián-lē, </text:p>
        <text:p text:style-name="P1"/>
        <text:p text:style-name="P1">食一歲、學一歲，</text:p>
        <text:p text:style-name="P1">tsia̍h tsi̍t huè, o̍h tsi̍t huè, </text:p>
        <text:p text:style-name="P1"/>
        <text:p text:style-name="P1">享受終身學習的快樂。</text:p>
        <text:p text:style-name="P1">hiáng-siū tsiong-sin ha̍k-si̍p ê khuài-lo̍k.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7T14:30:23.631871104</dc:date>
    <meta:editing-duration>PT20S</meta:editing-duration>
    <meta:editing-cycles>1</meta:editing-cycles>
    <meta:document-statistic meta:table-count="0" meta:image-count="0" meta:object-count="0" meta:page-count="4" meta:paragraph-count="142" meta:word-count="1225" meta:character-count="3651" meta:non-whitespace-character-count="3211"/>
    <meta:generator>LibreOffice/5.1.6.2$Linux_X86_64 LibreOffice_project/10m0$Build-2</meta:generator>
  </office:meta>
</office:document-meta>
</file>